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erif" svg:font-family="'Noto Serif', Georgia, serif"/>
    <style:font-face style:name="TimesNewRomanPSMT" svg:font-family="TimesNewRomanPSMT" style:font-family-generic="roman"/>
    <style:font-face style:name="Al Nile" svg:font-family="'Al Nil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Al Nile" fo:font-size="9pt" style:font-size-asian="9pt" style:font-size-complex="9pt"/>
    </style:style>
    <style:style style:name="P2" style:family="paragraph" style:parent-style-name="Text_20_body">
      <style:paragraph-properties fo:line-height="100%"/>
      <style:text-properties style:font-name="Al Nile" fo:font-size="9pt" officeooo:paragraph-rsid="000b6cbe" style:font-size-asian="9pt" style:font-size-complex="9pt"/>
    </style:style>
    <style:style style:name="P3" style:family="paragraph" style:parent-style-name="Normal">
      <style:text-properties style:font-name="Al Nile" fo:font-size="9pt" style:font-size-asian="9pt" style:font-size-complex="9pt"/>
    </style:style>
    <style:style style:name="P4" style:family="paragraph" style:parent-style-name="Normal">
      <style:text-properties style:font-name="Al Nile" fo:font-size="9pt" officeooo:paragraph-rsid="000738dc" style:font-size-asian="9pt" style:font-size-complex="9pt"/>
    </style:style>
    <style:style style:name="P5" style:family="paragraph" style:parent-style-name="Normal">
      <style:text-properties style:font-name="Al Nile" fo:font-size="9pt" officeooo:paragraph-rsid="0009e042" style:font-size-asian="9pt" style:font-size-complex="9pt"/>
    </style:style>
    <style:style style:name="P6" style:family="paragraph" style:parent-style-name="Normal">
      <style:text-properties style:font-name="Al Nile" fo:font-size="9pt" officeooo:paragraph-rsid="0003d7f5" style:font-size-asian="9pt" style:font-size-complex="9pt"/>
    </style:style>
    <style:style style:name="P7" style:family="paragraph" style:parent-style-name="Normal">
      <style:text-properties style:font-name="Al Nile" fo:font-size="9pt" officeooo:paragraph-rsid="000f9ae4" style:font-size-asian="9pt" style:font-size-complex="9pt"/>
    </style:style>
    <style:style style:name="P8" style:family="paragraph" style:parent-style-name="Normal">
      <style:text-properties style:font-name="Al Nile" fo:font-size="9pt" officeooo:paragraph-rsid="000588a5" style:font-size-asian="9pt" style:font-size-complex="9pt"/>
    </style:style>
    <style:style style:name="P9" style:family="paragraph" style:parent-style-name="Normal">
      <style:paragraph-properties fo:margin-left="0cm" fo:margin-right="0cm" fo:text-indent="0cm" style:auto-text-indent="false">
        <style:tab-stops/>
      </style:paragraph-properties>
      <style:text-properties style:font-name="Al Nile" fo:font-size="9pt" style:font-size-asian="9pt" style:font-size-complex="9pt"/>
    </style:style>
    <style:style style:name="P10" style:family="paragraph" style:parent-style-name="Normal" style:master-page-name="MP0">
      <style:paragraph-properties style:page-number="auto" fo:break-before="page"/>
      <style:text-properties fo:font-size="9pt" officeooo:paragraph-rsid="000f9ae4" style:font-size-asian="9pt" style:font-size-complex="9pt"/>
    </style:style>
    <style:style style:name="T1" style:family="text">
      <style:text-properties fo:color="#000000" style:font-name="Arial" fo:font-size="10pt" style:font-size-asian="10pt" style:font-name-complex="Calibri" style:font-size-complex="10pt"/>
    </style:style>
    <style:style style:name="T2" style:family="text">
      <style:text-properties fo:color="#000000" style:font-name="Arial" fo:font-size="10pt" officeooo:rsid="000d2549" style:font-size-asian="10pt" style:font-name-complex="Calibri" style:font-size-complex="10pt"/>
    </style:style>
    <style:style style:name="T3" style:family="text">
      <style:text-properties fo:color="#000000" fo:font-weight="normal" style:font-weight-asian="normal" style:font-weight-complex="normal"/>
    </style:style>
    <style:style style:name="T4" style:family="text">
      <style:text-properties fo:color="#000000" fo:font-weight="normal" officeooo:rsid="0009e042" style:font-weight-asian="normal" style:font-weight-complex="normal"/>
    </style:style>
    <style:style style:name="T5" style:family="text">
      <style:text-properties fo:color="#000000" fo:font-weight="normal" officeooo:rsid="000bcb56" style:font-weight-asian="normal" style:font-weight-complex="normal"/>
    </style:style>
    <style:style style:name="T6" style:family="text">
      <style:text-properties fo:color="#000000" fo:font-size="10pt" style:font-size-asian="10pt" style:font-name-complex="Calibri" style:font-size-complex="10pt"/>
    </style:style>
    <style:style style:name="T7" style:family="text">
      <style:text-properties fo:color="#000000" fo:font-size="10pt" officeooo:rsid="000d2549" style:font-size-asian="10pt" style:font-name-complex="Calibri" style:font-size-complex="10pt"/>
    </style:style>
    <style:style style:name="T8" style:family="text">
      <style:text-properties fo:color="#000000" style:font-name="Al Nile" fo:font-size="10pt" style:font-size-asian="10pt" style:font-name-complex="Calibri" style:font-size-complex="10pt"/>
    </style:style>
    <style:style style:name="T9" style:family="text">
      <style:text-properties fo:color="#000000" style:font-name="Al Nile" fo:font-size="10pt" officeooo:rsid="000d2549" style:font-size-asian="10pt" style:font-name-complex="Calibri" style:font-size-complex="10pt"/>
    </style:style>
    <style:style style:name="T10" style:family="text">
      <style:text-properties fo:color="#000000" style:font-name="Al Nile" style:font-name-complex="Calibri"/>
    </style:style>
    <style:style style:name="T11" style:family="text">
      <style:text-properties fo:color="#000000" style:font-name="Al Nile" officeooo:rsid="000d2549" style:font-name-complex="Calibri"/>
    </style:style>
    <style:style style:name="T12" style:family="text">
      <style:text-properties fo:color="#000000" style:font-name="Al Nile" fo:font-size="9pt" style:font-size-asian="9pt" style:font-name-complex="Calibri" style:font-size-complex="9pt"/>
    </style:style>
    <style:style style:name="T13" style:family="text">
      <style:text-properties fo:color="#000000" style:font-name="Al Nile" fo:font-size="9pt" officeooo:rsid="000d2549" style:font-size-asian="9pt" style:font-name-complex="Calibri" style:font-size-complex="9pt"/>
    </style:style>
    <style:style style:name="T14" style:family="text">
      <style:text-properties officeooo:rsid="0003d7f5"/>
    </style:style>
    <style:style style:name="T15" style:family="text">
      <style:text-properties officeooo:rsid="000588a5"/>
    </style:style>
    <style:style style:name="T16" style:family="text">
      <style:text-properties officeooo:rsid="000738dc"/>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0bcb56"/>
    </style:style>
    <style:style style:name="T19" style:family="text">
      <style:text-properties fo:font-variant="normal" fo:text-transform="none" fo:letter-spacing="normal" fo:font-style="normal" fo:font-weight="normal" officeooo:rsid="000bf985"/>
    </style:style>
    <style:style style:name="T20" style:family="text">
      <style:text-properties fo:font-variant="normal" fo:text-transform="none" fo:letter-spacing="normal" fo:font-style="normal" fo:font-weight="normal" officeooo:rsid="000b6cbe"/>
    </style:style>
    <style:style style:name="T21" style:family="text">
      <style:text-properties fo:font-variant="normal" fo:text-transform="none" fo:letter-spacing="normal" fo:font-style="normal" fo:font-weight="normal" officeooo:rsid="001238df"/>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officeooo:rsid="001238df" style:font-style-asian="italic" style:font-style-complex="italic"/>
    </style:style>
    <style:style style:name="T24" style:family="text">
      <style:text-properties fo:font-variant="normal" fo:text-transform="none" fo:color="#000000" fo:letter-spacing="normal" fo:font-style="normal" fo:font-weight="normal" style:font-weight-asian="normal" style:font-weight-complex="normal"/>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fo:color="#000000" fo:letter-spacing="normal" fo:font-style="normal" style:text-underline-style="solid" style:text-underline-width="auto" style:text-underline-color="font-color" fo:font-weight="bold" style:font-weight-asian="bold" style:font-weight-complex="bold"/>
    </style:style>
    <style:style style:name="T27" style:family="text">
      <style:text-properties fo:font-variant="normal" fo:text-transform="none" fo:color="#000000" fo:font-style="normal" fo:font-weight="normal" style:font-weight-asian="normal" style:font-weight-complex="normal"/>
    </style:style>
    <style:style style:name="T28" style:family="text">
      <style:text-properties fo:font-variant="normal" fo:text-transform="none" fo:color="#000000" fo:font-style="normal" fo:font-weight="normal" officeooo:rsid="000d2549" style:font-weight-asian="normal" style:font-weight-complex="normal"/>
    </style:style>
    <style:style style:name="T29" style:family="text">
      <style:text-properties fo:font-variant="normal" fo:text-transform="none" style:font-name="Arial" fo:font-size="10pt" fo:letter-spacing="normal" fo:font-style="normal" fo:font-weight="normal" style:font-size-asian="10pt" style:font-size-complex="10pt"/>
    </style:style>
    <style:style style:name="T30" style:family="text">
      <style:text-properties fo:font-variant="normal" fo:text-transform="none" style:font-name="Arial" fo:font-size="10pt" fo:letter-spacing="normal" fo:font-style="normal" fo:font-weight="normal" officeooo:rsid="000b6cbe" style:font-size-asian="10pt" style:font-size-complex="10pt"/>
    </style:style>
    <style:style style:name="T31" style:family="text">
      <style:text-properties fo:font-variant="normal" fo:text-transform="none" style:font-name="Arial" fo:font-size="10pt" fo:letter-spacing="normal" fo:font-style="normal" fo:font-weight="normal" officeooo:rsid="000bcb56" style:font-size-asian="10pt" style:font-size-complex="10pt"/>
    </style:style>
    <style:style style:name="T32" style:family="text">
      <style:text-properties fo:font-variant="normal" fo:text-transform="none" fo:font-size="10pt" fo:letter-spacing="normal" fo:font-style="normal" fo:font-weight="normal" style:font-size-asian="10pt" style:font-size-complex="10pt"/>
    </style:style>
    <style:style style:name="T33" style:family="text">
      <style:text-properties fo:font-variant="normal" fo:text-transform="none" fo:font-size="10pt" fo:letter-spacing="normal" fo:font-style="normal" fo:font-weight="normal" officeooo:rsid="000b6cbe" style:font-size-asian="10pt" style:font-size-complex="10pt"/>
    </style:style>
    <style:style style:name="T34" style:family="text">
      <style:text-properties fo:font-variant="normal" fo:text-transform="none" fo:font-size="10pt" fo:letter-spacing="normal" fo:font-style="normal" fo:font-weight="normal" officeooo:rsid="000bcb56" style:font-size-asian="10pt" style:font-size-complex="10pt"/>
    </style:style>
    <style:style style:name="T35" style:family="text">
      <style:text-properties fo:font-variant="normal" fo:text-transform="none" style:font-name="Al Nile" fo:font-size="10pt" fo:letter-spacing="normal" fo:font-style="normal" fo:font-weight="normal" style:font-size-asian="10pt" style:font-size-complex="10pt"/>
    </style:style>
    <style:style style:name="T36" style:family="text">
      <style:text-properties fo:font-variant="normal" fo:text-transform="none" style:font-name="Al Nile" fo:font-size="10pt" fo:letter-spacing="normal" fo:font-style="normal" fo:font-weight="normal" officeooo:rsid="000b6cbe" style:font-size-asian="10pt" style:font-size-complex="10pt"/>
    </style:style>
    <style:style style:name="T37" style:family="text">
      <style:text-properties fo:font-variant="normal" fo:text-transform="none" style:font-name="Al Nile" fo:font-size="10pt" fo:letter-spacing="normal" fo:font-style="normal" fo:font-weight="normal" officeooo:rsid="000bcb56" style:font-size-asian="10pt" style:font-size-complex="10pt"/>
    </style:style>
    <style:style style:name="T38" style:family="text">
      <style:text-properties fo:font-variant="normal" fo:text-transform="none" style:font-name="Al Nile" fo:letter-spacing="normal" fo:font-style="normal" fo:font-weight="normal"/>
    </style:style>
    <style:style style:name="T39" style:family="text">
      <style:text-properties fo:font-variant="normal" fo:text-transform="none" style:font-name="Al Nile" fo:letter-spacing="normal" fo:font-style="normal" fo:font-weight="normal" officeooo:rsid="000b6cbe"/>
    </style:style>
    <style:style style:name="T40" style:family="text">
      <style:text-properties fo:font-variant="normal" fo:text-transform="none" style:font-name="Al Nile" fo:letter-spacing="normal" fo:font-style="normal" fo:font-weight="normal" officeooo:rsid="000bcb56"/>
    </style:style>
    <style:style style:name="T41" style:family="text">
      <style:text-properties fo:font-variant="normal" fo:text-transform="none" style:font-name="Al Nile" fo:font-size="9pt" fo:letter-spacing="normal" fo:font-style="normal" fo:font-weight="normal" style:font-size-asian="9pt" style:font-size-complex="9pt"/>
    </style:style>
    <style:style style:name="T42" style:family="text">
      <style:text-properties fo:font-variant="normal" fo:text-transform="none" style:font-name="Al Nile" fo:font-size="9pt" fo:letter-spacing="normal" fo:font-style="normal" fo:font-weight="normal" officeooo:rsid="000b6cbe" style:font-size-asian="9pt" style:font-size-complex="9pt"/>
    </style:style>
    <style:style style:name="T43" style:family="text">
      <style:text-properties fo:font-variant="normal" fo:text-transform="none" style:font-name="Al Nile" fo:font-size="9pt" fo:letter-spacing="normal" fo:font-style="normal" fo:font-weight="normal" officeooo:rsid="000bcb56" style:font-size-asian="9pt" style:font-size-complex="9pt"/>
    </style:style>
    <style:style style:name="T44" style:family="text">
      <style:text-properties fo:font-variant="normal" fo:text-transform="none" style:font-name="Noto Serif" fo:font-size="11.8999996185303pt" fo:letter-spacing="normal" fo:font-style="normal" fo:font-weight="normal"/>
    </style:style>
    <style:style style:name="T45" style:family="text">
      <style:text-properties fo:font-variant="normal" fo:text-transform="none" style:font-name="Noto Serif" fo:font-size="11.8999996185303pt" fo:letter-spacing="normal" fo:font-style="normal" fo:font-weight="normal" officeooo:rsid="0012da40"/>
    </style:style>
    <style:style style:name="T46" style:family="text">
      <style:text-properties fo:font-variant="normal" fo:text-transform="none" style:font-name="Noto Serif" fo:letter-spacing="normal" fo:font-style="normal" fo:font-weight="normal"/>
    </style:style>
    <style:style style:name="T47" style:family="text">
      <style:text-properties fo:font-variant="normal" fo:text-transform="none" style:font-name="Noto Serif" fo:letter-spacing="normal" fo:font-style="normal" fo:font-weight="normal" officeooo:rsid="0012da40"/>
    </style:style>
    <style:style style:name="T48" style:family="text">
      <style:text-properties fo:font-weight="bold"/>
    </style:style>
    <style:style style:name="T49" style:family="text">
      <style:text-properties fo:font-weight="bold" officeooo:rsid="000f9ae4" style:font-weight-asian="bold" style:font-weight-complex="bold"/>
    </style:style>
    <style:style style:name="T50" style:family="text">
      <style:text-properties fo:font-weight="normal" style:font-weight-asian="normal" style:font-weight-complex="normal"/>
    </style:style>
    <style:style style:name="T51" style:family="text">
      <style:text-properties officeooo:rsid="000929dc"/>
    </style:style>
    <style:style style:name="T52" style:family="text">
      <style:text-properties style:font-name="Arial" fo:font-size="10pt" style:font-size-asian="10pt" style:font-size-complex="10pt"/>
    </style:style>
    <style:style style:name="T53" style:family="text">
      <style:text-properties style:font-name="Arial" fo:font-size="10pt" officeooo:rsid="000738dc" style:font-size-asian="10pt" style:font-size-complex="10pt"/>
    </style:style>
    <style:style style:name="T54" style:family="text">
      <style:text-properties style:font-name="Arial" fo:font-size="10pt" officeooo:rsid="0003d7f5" style:font-size-asian="10pt" style:font-size-complex="10pt"/>
    </style:style>
    <style:style style:name="T55" style:family="text">
      <style:text-properties style:font-name="Arial" fo:font-size="10pt" style:font-name-asian="TimesNewRomanPSMT" style:font-size-asian="10pt" style:font-name-complex="TimesNewRomanPSMT" style:font-size-complex="10pt"/>
    </style:style>
    <style:style style:name="T56" style:family="text">
      <style:text-properties officeooo:rsid="0009e042"/>
    </style:style>
    <style:style style:name="T57"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8" style:family="text">
      <style:text-properties style:text-underline-style="solid" style:text-underline-width="auto" style:text-underline-color="font-color" fo:font-weight="bold" officeooo:rsid="000f9ae4" style:font-weight-asian="bold" style:font-weight-complex="bold"/>
    </style:style>
    <style:style style:name="T59" style:family="text">
      <style:text-properties style:text-underline-style="solid" style:text-underline-width="auto" style:text-underline-color="font-color" fo:font-weight="bold" officeooo:rsid="001238df" style:font-weight-asian="bold" style:font-weight-complex="bold"/>
    </style:style>
    <style:style style:name="T60" style:family="text">
      <style:text-properties style:text-underline-style="solid" style:text-underline-width="auto" style:text-underline-color="font-color" fo:font-weight="bold" officeooo:rsid="000f9ae4" style:font-size-asian="9pt" style:font-weight-asian="bold" style:font-size-complex="9pt" style:font-weight-complex="bold"/>
    </style:style>
    <style:style style:name="T61" style:family="text">
      <style:text-properties style:text-underline-style="solid" style:text-underline-width="auto" style:text-underline-color="font-color" officeooo:rsid="000f9ae4"/>
    </style:style>
    <style:style style:name="T62" style:family="text">
      <style:text-properties style:text-underline-style="solid" style:text-underline-width="auto" style:text-underline-color="font-color" officeooo:rsid="001238df"/>
    </style:style>
    <style:style style:name="T63" style:family="text">
      <style:text-properties officeooo:rsid="000e83f9"/>
    </style:style>
    <style:style style:name="T64" style:family="text">
      <style:text-properties officeooo:rsid="000f54c2"/>
    </style:style>
    <style:style style:name="T65" style:family="text">
      <style:text-properties officeooo:rsid="000f9ae4"/>
    </style:style>
    <style:style style:name="T66" style:family="text">
      <style:text-properties fo:font-size="10pt" style:font-size-asian="10pt" style:font-size-complex="10pt"/>
    </style:style>
    <style:style style:name="T67" style:family="text">
      <style:text-properties fo:font-size="10pt" officeooo:rsid="000738dc" style:font-size-asian="10pt" style:font-size-complex="10pt"/>
    </style:style>
    <style:style style:name="T68" style:family="text">
      <style:text-properties fo:font-size="10pt" officeooo:rsid="0003d7f5" style:font-size-asian="10pt" style:font-size-complex="10pt"/>
    </style:style>
    <style:style style:name="T69" style:family="text">
      <style:text-properties fo:font-size="10pt" style:font-name-asian="TimesNewRomanPSMT" style:font-size-asian="10pt" style:font-name-complex="TimesNewRomanPSMT" style:font-size-complex="10pt"/>
    </style:style>
    <style:style style:name="T70" style:family="text">
      <style:text-properties style:font-name="Al Nile"/>
    </style:style>
    <style:style style:name="T71" style:family="text">
      <style:text-properties style:font-name="Al Nile" fo:font-size="10pt" style:font-size-asian="10pt" style:font-size-complex="10pt"/>
    </style:style>
    <style:style style:name="T72" style:family="text">
      <style:text-properties style:font-name="Al Nile" fo:font-size="10pt" officeooo:rsid="000738dc" style:font-size-asian="10pt" style:font-size-complex="10pt"/>
    </style:style>
    <style:style style:name="T73" style:family="text">
      <style:text-properties style:font-name="Al Nile" fo:font-size="10pt" officeooo:rsid="0003d7f5" style:font-size-asian="10pt" style:font-size-complex="10pt"/>
    </style:style>
    <style:style style:name="T74" style:family="text">
      <style:text-properties style:font-name="Al Nile" fo:font-size="10pt" style:font-name-asian="TimesNewRomanPSMT" style:font-size-asian="10pt" style:font-name-complex="TimesNewRomanPSMT" style:font-size-complex="10pt"/>
    </style:style>
    <style:style style:name="T75" style:family="text">
      <style:text-properties style:font-name="Al Nile" officeooo:rsid="000738dc"/>
    </style:style>
    <style:style style:name="T76" style:family="text">
      <style:text-properties style:font-name="Al Nile" officeooo:rsid="0003d7f5"/>
    </style:style>
    <style:style style:name="T77" style:family="text">
      <style:text-properties style:font-name="Al Nile" style:font-name-asian="TimesNewRomanPSMT" style:font-name-complex="TimesNewRomanPSMT"/>
    </style:style>
    <style:style style:name="T78" style:family="text">
      <style:text-properties style:font-name="Al Nile" fo:font-size="9pt" style:font-size-asian="9pt" style:font-size-complex="9pt"/>
    </style:style>
    <style:style style:name="T79" style:family="text">
      <style:text-properties style:font-name="Al Nile" fo:font-size="9pt" officeooo:rsid="000738dc" style:font-size-asian="9pt" style:font-size-complex="9pt"/>
    </style:style>
    <style:style style:name="T80" style:family="text">
      <style:text-properties style:font-name="Al Nile" fo:font-size="9pt" officeooo:rsid="0003d7f5" style:font-size-asian="9pt" style:font-size-complex="9pt"/>
    </style:style>
    <style:style style:name="T81" style:family="text">
      <style:text-properties style:font-name="Al Nile" fo:font-size="9pt" style:font-name-asian="TimesNewRomanPSMT" style:font-size-asian="9pt" style:font-name-complex="TimesNewRomanPSMT" style:font-size-complex="9pt"/>
    </style:style>
    <style:style style:name="T82" style:family="text">
      <style:text-properties style:font-name="Al Nile" fo:font-size="9pt" style:text-underline-style="solid" style:text-underline-width="auto" style:text-underline-color="font-color" fo:font-weight="bold" officeooo:rsid="000f9ae4" style:text-underline-mode="continuous" style:text-overline-mode="continuous" style:text-line-through-mode="continuous" style:font-size-asian="9pt" style:font-weight-asian="bold" style:font-size-complex="9pt" style:font-weight-complex="bold"/>
    </style:style>
    <style:style style:name="T83" style:family="text">
      <style:text-properties style:font-name="Al Nile" style:text-underline-style="solid" style:text-underline-width="auto" style:text-underline-color="font-color" fo:font-weight="bold" officeooo:rsid="000f9ae4" style:text-underline-mode="continuous" style:text-overline-mode="continuous" style:text-line-through-mode="continuous" style:font-weight-asian="bold" style:font-weight-complex="bold"/>
    </style:style>
    <style:style style:name="T84" style:family="text">
      <style:text-properties style:font-name-asian="TimesNewRomanPSMT" style:font-name-complex="TimesNewRomanPSMT"/>
    </style:style>
    <style:style style:name="T85" style:family="text">
      <style:text-properties officeooo:rsid="00118928"/>
    </style:style>
    <style:style style:name="T86" style:family="text">
      <style:text-properties officeooo:rsid="001238df"/>
    </style:style>
    <style:style style:name="T87" style:family="text">
      <style:text-properties officeooo:rsid="000f9ae4" style:font-size-asian="9pt" style:font-size-complex="9pt"/>
    </style:style>
    <style:style style:name="T88" style:family="text">
      <style:text-properties officeooo:rsid="000588a5" style:font-size-asian="9pt" style:font-size-complex="9pt"/>
    </style:style>
    <style:style style:name="T89" style:family="text">
      <style:text-properties officeooo:rsid="000f54c2" style:font-size-asian="9pt" style:font-size-complex="9pt"/>
    </style:style>
    <style:style style:name="T90" style:family="text">
      <style:text-properties officeooo:rsid="001238df"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3">WOMEN EMPOWERMENT </text:span></text:p>
      <text:p text:style-name="P4"><text:span text:style-name="T58">INCLUSION OF DISADVANTAGED WORKERS </text:span><text:span text:style-name="T65">: #ThreadCHAIN has </text:span>creat<text:span text:style-name="T14">ed a </text:span>solution to how Blockchain <text:span text:style-name="T14">can </text:span>easily grant access to those people who have been excluded from society, <text:span text:style-name="T16">identified as Women using UN Women case studies. We propose to merge Smart Contract as</text:span> a resource and reporting tool-kit with no better fit than in the lower income countries with textiles &amp; clothing at the heart of their economic activity. </text:p>
      <text:p text:style-name="Normal"><text:span text:style-name="Default_20_Paragraph_20_Font"><text:span text:style-name="T12">On 19 September 2016 the UN General Assembly hosted the first ever </text:span></text:span><text:a xlink:type="simple" xlink:href="https://refugeesmigrants.un.org/" office:target-frame-name="_top" xlink:show="replace" text:style-name="Internet_20_link" text:visited-style-name="Visited_20_Internet_20_Link"><text:span text:style-name="Hyperlink"><text:span text:style-name="T12">UN Summit for Refugees and Migrants</text:span></text:span></text:a><text:span text:style-name="Default_20_Paragraph_20_Font"><text:span text:style-name="T12"> at UN headquarters in New York. It is a watershed moment to strengthen human rights-based governance of international migration. UN</text:span></text:span><text:span text:style-name="T12"> Women directs high-level attention to the need to mainstream a gender perspective, promote gender equality and the empowerment of all women and girls, and fully respect and protect the human rights of women and girls in all aspects of the </text:span><text:span text:style-name="T13">working development and preventing migration. </text:span></text:p>
      <text:p text:style-name="P3"><text:span text:style-name="T59">BLOCKCHAIN SOLUTION :</text:span><text:span text:style-name="T86"> </text:span>Smart Manufacturing with #ThreadCHAIN will become a key player in the resource and reporting for developing de-institutionalised affairs whilst keeping momentum with the services of workers unions, especially for women labourers. </text:p>
      <text:p text:style-name="P7">#ThreadCHAIN will build a proof of existence and identity wallet to interact with the Bangladesh government whilst keeping autonomy for the users and workers who will in effect not have to completely depend on the state for payment and safeguarding. <text:s/>Women in the current work setting can be persecuted under the starvation wages and miserable working conditions. #ThreadCHAIN is <text:span text:style-name="T17">propos</text:span><text:span text:style-name="T20">ing </text:span><text:span text:style-name="T18">executable distributed code contract, </text:span><text:span text:style-name="T17"><text:s/>colloquially known as the "</text:span><text:span text:style-name="T18">Smart Contract</text:span><text:span text:style-name="T17">," essentially a computer program that exists and runs on a </text:span><text:span text:style-name="T18">distributed ledger</text:span><text:span text:style-name="T17">. These </text:span><text:span text:style-name="T18">EDCCs </text:span><text:span text:style-name="T17">can entangle with each other such that they interact around a function or set of functions, in some cases forming digital entities known as decentralized autonomous organizations (DAOs).</text:span> The evaluation / <text:span text:style-name="T16">metrics </text:span>will serve as a guide as to where the current situation of Foreign Direct Investment and Human Aid development funds will be enhanced <text:span text:style-name="T14">for #Refugee crisis. </text:span><text:span text:style-name="Default_20_Paragraph_20_Font"><text:span text:style-name="T84"><text:s/>Impact needs to be generated for beneficiaries by preventing future costs or negative experiences, in line with improving the lives of the exploited directly. </text:span></text:span>The correlation will record retention of workers and fair working conditions with social standards adherence. </text:p>
      <text:p text:style-name="P3">We want to now utilise and maximise smart contract Decentralised application within the production assembly process (in the factories) and change attitudes for multi-national enterprises. The vision is not a rapid change, but a permanent change. Blockchain will offer this advantage by answering the demand of social clauses which covers the minimum core labour standards of the International Labor Organisation (ILO).</text:p>
      <text:p text:style-name="P5"><text:span text:style-name="T58">IMPACT ON PRODUCT CREATION : </text:span>#ThreadCHAIN will work in alliance with Women United Nation Organisation as well as partner with numerous NGOs already active in their mission to give social rights to Women in the workplace in lower income countries. <text:span text:style-name="T56">It will s</text:span><text:span text:style-name="T50">erve a</text:span>s a catalyst to ensure women’s participation in all aspects of development. <text:span text:style-name="T48">Promote </text:span>women’s empowerment through the United Nations overall system of development cooperation. <text:span text:style-name="T3">Gender-sensitive data is crucial to design policies and </text:span><text:span text:style-name="T4">to </text:span><text:span text:style-name="T3">examine the allocation of public resources among </text:span><text:span text:style-name="T5">socially excluded </text:span><text:span text:style-name="T3">women.</text:span></text:p>
      <text:p text:style-name="P2"><text:span text:style-name="T26">(How) Will It Work?</text:span><text:span text:style-name="T24">: </text:span><text:span text:style-name="T17">To understand whether or not a particular type of institution can be effectively translated into a DAO, one must examine all the individual functions that the body in question serves. If enough of these functions are automatable, then the humans, bureaucracies, and conventional computer programs that cooperate to perform them can be replaced with, or heavily supplemented by </text:span><text:span text:style-name="T18">EDCCs</text:span><text:span text:style-name="T17"> and the organization can be considered "</text:span><text:span text:style-name="T21">decentralised</text:span><text:span text:style-name="T23">.</text:span></text:p>
      <text:p text:style-name="P1"><text:span text:style-name="T24">Blockchain’s reach is wider than just powering cryptocurrencies. It can also maintain contracts, personal records and payments which in turn can help to drive women’s economic empowerment — all by simply making more information accessible. P</text:span><text:span text:style-name="T27">ersonal &amp; Official Records </text:span><text:span text:style-name="T28">for women labourers being the driving force. </text:span><text:bookmark text:name="1f3f"/>In countries where infrastructure is developing, women are often unable to gain an official ID due to lack of official documents or male relatives holding their IDs.<text:bookmark text:name="ac15"/>It’s often impossible to set up a bank account or apply for jobs without this ID, meaning women have their financial freedom and social mobility restricted. <text:s/><text:span text:style-name="T85">We </text:span><text:span text:style-name="T17">propose that unions (or something like them) could exist as decentralized autonomous organizations (DAOs) on blockchains, potentially making unionisation an option for many groups of people who previously had no effective way to organize. A </text:span><text:span text:style-name="T19">trade </text:span><text:span text:style-name="T17">union would be well equipped to perform certain functions typical of their traditional counterparts, including holding votes, collecting dues, and conducting audits. Also, while some unions today rely on the threat of litigation to pressure management into honouring </text:span><text:span text:style-name="T19">their rights , </text:span><text:span text:style-name="T17">the </text:span><text:span text:style-name="T19">open source architecture </text:span><text:span text:style-name="T17">secured by these new decentralized organizations </text:span><text:soft-page-break/><text:span text:style-name="T17">could be self-enforcing.</text:span><text:bookmark text:name="ee94"/><text:span text:style-name="T17"> </text:span>Blockchain’s capacity to file personal records in a safe and cost-efficient manner provides women a personal digital identification store accessible to them anywhere, at any time.</text:p>
      <text:p text:style-name="P5"><text:s/>List of partners who are promoting and actioning standards to be integrated in the work place are:-<text:span text:style-name="T51">United Nations Development Fund for Women ( UNIFEM) </text:span>General Affairs Trade &amp; Tariffs (GATT) , World Trade Office , Women’s United Nations Organisation <text:span text:style-name="T14">and <text:s/></text:span>United Nations Aid Development </text:p>
      <text:p text:style-name="P3">The retailers have recognised that <text:span text:style-name="T14">t</text:span>his is now a cause for concern and support the innovation of women in the workplace. Retailers <text:span text:style-name="T14">such as H&amp;M and Zara fashion brand </text:span><text:s/>have now followed through on agreements with international governing bodies for trade and have prioritised human rights and equal pay. The elevated level of women employment in the Textile &amp; Clothing sector <text:span text:style-name="T14">minimum of 80% </text:span>makes <text:span text:style-name="T14">our </text:span>DApp #ThreadChain even more so applicable to create social leaders in pursuit of fundamental improvement. This is for Women Empowerment in the position of communities, workplace and societies. </text:p>
      <text:p text:style-name="P9"><text:span text:style-name="T57">CREATING CAPABILITIES: </text:span>Liberation is the key term that #ThreadCHAIN will be giving the beneficiaries. The beneficiaries of social enterprise are the women employers who will have independence and union representation with a clear, tangible immutable record. The Social consequences of adopting blockchain technology in the liberalised world market for T&amp;C is according to study (“The Social Impact of Liberalisation World Market “– strategies for trade union and women’s organisation by Otto Brenner 2009) the co-existence of women in a socially <text:span text:style-name="T14">compatible</text:span> way. The setting of #ThreadCHAIN is to create favourable conditions for elementary labour rights to attract investment and secure social and value return for funds deployed from shareholders and third party beneficiaries. </text:p>
      <text:p text:style-name="P9"><text:span text:style-name="T57">REFORM STRUCTURE: </text:span>United Women in Blockchain key targets are to promote gender equality, protect human rights, lead on empowerment, diversify exclusion and exploitation <text:span text:style-name="T63">and managing growth &amp; diversity. </text:span></text:p>
      <text:p text:style-name="P3">#ThreadCHAIN will meet these targets to track contribution <text:span text:style-name="T14">to foster and</text:span> sustain development factors in work settings and <text:span text:style-name="T14">infrastructure</text:span> of communities in lower income rural countries. We will aim to <text:span text:style-name="T14">incorporate</text:span> the deter migration and re-integration of refugees by <text:span text:style-name="T14">actioning</text:span> existing policies and introducing standardisation for trade union consensus operating solely on the autonomy of the female workers. <text:span text:style-name="T14">We</text:span> seek to foster, and remove barriers to, women’s economic empowerment. Better Work, a joint initiative of the International Labour Organization (ILO). </text:p>
      <text:p text:style-name="P6"><text:span text:style-name="T58">TARGET GROUPS : </text:span>International Finance Corporation, launched a comprehensive, five-year gender strategy to empower women, reduce sexual harassment and close the gender pay gap in the global garment industry. The new strategy aims to promote women’s economic empowerment through targeted initiatives in apparel factories, and by strengthening policies and practices at the national, regional and international levels. Although women represent around 80% of the workforce in the garment sector worldwide, they are concentrated in the lowest-paying, lowest-skilled occupations. Gender-based discrimination during recruitment processes and sexual harassment in the workplace remain widespread. Social norms and the predominance of working mothers also contribute to a sizeable gender pay gap, with female factory workers earning up to 21% less per hour than their male counterparts. Only a third of the world’s nations gather data that makes it possible to measure and understand women’s and girls’ economic situation. Hundreds of millions of women and girls are still invisible. <text:span text:style-name="T15">Here is where #ThreadCHAIN will overcome the barriers and obstacles for difference. </text:span></text:p>
      <text:p text:style-name="P8"><text:span text:style-name="T58">CASE STUDY:</text:span><text:span text:style-name="T65"> The validated assumptions have been founded on the case of females workers like Sara, who has grown up in a Dhaka, she has been accustomed to working 18 hour days , assembly line production of a garment factory with no identity record or fair pay guarantee. Her living conditions are derelict to say the least. We want to regulate the conditions that she works and lives in. We want to elevate and alleviate her exploitation by the factories that administer the contracts from global retailers and give her a voice , a place in the workforce that allows for her to make a change and redeem her hard work. #ThreadCHAIN will communicate and cooperate with other workers in real-time via Internet of Services, both internal and cross-organisational services will be offered and utilised by Sara who is a participant in the value chain. <text:s/>Sara requires an innovative solution to foster and engage in Human – centred data and product life cycle as an entity for regulations in place. #ThreadCHAIN will foster and tackle the issues she faces in her daily working life without any extra costs to the retailers or factories, with improvements in all social standards. </text:span><text:span text:style-name="T46">a network of geographically disconnected people bound by a more abstract conception of the common good could grow apathetic over time </text:span><text:span text:style-name="T47">and succeed </text:span><text:span text:style-name="T46">to deeply engage with the </text:span><text:span text:style-name="T47">UN Womens</text:span><text:span text:style-name="T46"> mission in the first place.</text:span></text:p>
      <text:p text:style-name="P3"><text:s/></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oto Serif" svg:font-family="'Noto Serif', Georgia, serif"/>
    <style:font-face style:name="TimesNewRomanPSMT" svg:font-family="TimesNewRomanPSMT" style:font-family-generic="roman"/>
    <style:font-face style:name="Al Nile" svg:font-family="'Al Nil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MacOSX_X86_64 LibreOffice_project/2c39ebcf046445232b798108aa8a7e7d89552ea8</meta:generator>
    <dc:title/>
    <dc:description/>
    <dc:subject/>
    <meta:initial-creator>Aisha Awan</meta:initial-creator>
    <meta:creation-date>2018-05-21T09:44:00Z</meta:creation-date>
    <dc:date>2018-05-21T15:10:29.404320285</dc:date>
    <meta:editing-cycles>18</meta:editing-cycles>
    <meta:editing-duration>PT3H3M40S</meta:editing-duration>
    <meta:document-statistic meta:table-count="0" meta:image-count="0" meta:object-count="0" meta:page-count="3" meta:paragraph-count="17" meta:word-count="1556" meta:character-count="10252" meta:non-whitespace-character-count="8690"/>
    <meta:template xlink:type="simple" xlink:actuate="onRequest" xlink:title="" xlink:href="Normal.dotm"/>
  </office:meta>
</office:document-meta>
</file>